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justify" style:justify-single-word="false"/>
      <style:text-properties officeooo:paragraph-rsid="001a713d"/>
    </style:style>
    <style:style style:name="P2" style:family="paragraph" style:parent-style-name="Text_20_body">
      <style:paragraph-properties fo:text-align="start" style:justify-single-word="false"/>
      <style:text-properties officeooo:paragraph-rsid="001a713d"/>
    </style:style>
    <style:style style:name="P3" style:family="paragraph" style:parent-style-name="Text_20_body">
      <style:paragraph-properties fo:text-align="justify" style:justify-single-word="false"/>
      <style:text-properties fo:font-size="16pt" fo:font-weight="bold" officeooo:rsid="001acf3c" officeooo:paragraph-rsid="001a713d" style:font-size-asian="16pt" style:font-weight-asian="bold" style:font-size-complex="16pt" style:font-weight-complex="bold"/>
    </style:style>
    <style:style style:name="P4" style:family="paragraph" style:parent-style-name="Text_20_body">
      <style:paragraph-properties fo:text-align="start" style:justify-single-word="false"/>
      <style:text-properties fo:font-size="16pt" fo:font-weight="bold" officeooo:rsid="001acf3c" officeooo:paragraph-rsid="001a713d" style:font-size-asian="16pt" style:font-weight-asian="bold" style:font-size-complex="16pt" style:font-weight-complex="bold"/>
    </style:style>
    <style:style style:name="P5" style:family="paragraph" style:parent-style-name="Text_20_body">
      <style:paragraph-properties fo:text-align="justify" style:justify-single-word="false"/>
      <style:text-properties fo:font-size="12pt" fo:font-weight="normal" officeooo:rsid="001acf3c" officeooo:paragraph-rsid="001a713d" style:font-size-asian="10.5pt" style:font-weight-asian="normal" style:font-size-complex="12pt" style:font-weight-complex="normal"/>
    </style:style>
    <style:style style:name="P6" style:family="paragraph" style:parent-style-name="Text_20_body">
      <style:paragraph-properties fo:text-align="justify" style:justify-single-word="false"/>
      <style:text-properties fo:font-size="12pt" fo:font-weight="normal" officeooo:rsid="001acf3c" officeooo:paragraph-rsid="001a713d" style:font-size-asian="12pt" style:font-weight-asian="normal" style:font-size-complex="12pt" style:font-weight-complex="normal"/>
    </style:style>
    <style:style style:name="P7" style:family="paragraph" style:parent-style-name="Title">
      <style:text-properties fo:font-size="26pt" officeooo:paragraph-rsid="001a713d" style:font-size-asian="26pt" style:font-size-complex="26pt"/>
    </style:style>
    <style:style style:name="P8" style:family="paragraph" style:parent-style-name="Text_20_body">
      <style:text-properties officeooo:paragraph-rsid="001bb75e"/>
    </style:style>
    <style:style style:name="P9" style:family="paragraph" style:parent-style-name="Heading_20_1">
      <style:paragraph-properties fo:text-align="justify" style:justify-single-word="false"/>
      <style:text-properties officeooo:rsid="001acf3c" officeooo:paragraph-rsid="001a713d"/>
    </style:style>
    <style:style style:name="P10" style:family="paragraph" style:parent-style-name="Text_20_body">
      <style:paragraph-properties fo:text-align="justify" style:justify-single-word="false"/>
      <style:text-properties officeooo:paragraph-rsid="001a713d"/>
    </style:style>
    <style:style style:name="P11" style:family="paragraph" style:parent-style-name="Text_20_body">
      <style:paragraph-properties fo:text-align="justify" style:justify-single-word="false"/>
      <style:text-properties officeooo:rsid="001bb75e" officeooo:paragraph-rsid="001a713d"/>
    </style:style>
    <style:style style:name="P12" style:family="paragraph" style:parent-style-name="Text_20_body">
      <style:paragraph-properties fo:text-align="justify" style:justify-single-word="false"/>
      <style:text-properties fo:font-size="12pt" fo:font-weight="normal" officeooo:rsid="001acf3c" officeooo:paragraph-rsid="001a713d" style:font-size-asian="10.5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acf3c" style:font-weight-asian="normal" style:font-weight-complex="normal"/>
    </style:style>
    <style:style style:name="T3" style:family="text">
      <style:text-properties fo:font-weight="normal" officeooo:rsid="001bb75e" style:font-weight-asian="normal" style:font-weight-complex="normal"/>
    </style:style>
    <style:style style:name="T4" style:family="text">
      <style:text-properties officeooo:rsid="001a5702"/>
    </style:style>
    <style:style style:name="T5" style:family="text">
      <style:text-properties officeooo:rsid="001bb75e"/>
    </style:style>
    <style:style style:name="T6" style:family="text">
      <style:text-properties officeooo:rsid="001f3f0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Clinical Case <text:span text:style-name="T6">12</text:span></text:p>
      <text:h text:style-name="P9" text:outline-level="1">Metrics:<text:line-break/></text:h>
      <text:p text:style-name="P2">PESI Score: <text:span text:style-name="Strong_20_Emphasis"><text:span text:style-name="T6">79</text:span></text:span> → <text:span text:style-name="Strong_20_Emphasis">Class </text:span><text:span text:style-name="Strong_20_Emphasis"><text:span text:style-name="T6">I</text:span></text:span><text:span text:style-name="Strong_20_Emphasis"><text:span text:style-name="T5">I</text:span></text:span><text:line-break/>Simplified PESI (sPESI) Score: <text:span text:style-name="Strong_20_Emphasis"><text:span text:style-name="T6">2</text:span></text:span> → <text:span text:style-name="Strong_20_Emphasis">High Risk</text:span><text:line-break/><text:span text:style-name="T2">I</text:span><text:span text:style-name="Strong_20_Emphasis"><text:span text:style-name="T1">ntermediate-</text:span></text:span><text:span text:style-name="Strong_20_Emphasis"><text:span text:style-name="T3">high</text:span></text:span><text:span text:style-name="Strong_20_Emphasis"><text:span text:style-name="T1"> early mortality risk</text:span></text:span><text:span text:style-name="T1">. </text:span></text:p>
      <text:p text:style-name="P4"/>
      <text:p text:style-name="P3">PESI:</text:p>
      <text:p text:style-name="P1">Step-by-step calculation of the PESI score based on the provided patient data:</text:p>
      <text:p text:style-name="P1">1. Age: The patient is 39 years old, so add 39 points.</text:p>
      <text:p text:style-name="Text_20_body">2. Male sex: The patient is female, so add 0 points.</text:p>
      <text:p text:style-name="Text_20_body">3. Cancer (any type): The patient has cancer, so add 30 points.</text:p>
      <text:p text:style-name="Text_20_body">4. Chronic heart failure: The patient has heart failure, so add 10 points.</text:p>
      <text:p text:style-name="Text_20_body">5. Chronic pulmonary disease: The patient does not have COPD or chronic cardiopulmonary disease, so add 0 points.</text:p>
      <text:p text:style-name="Text_20_body">6. Pulse rate &gt;= 110 bpm: The patient's heart rate is 97 bpm, which is less than 110, so add 0 points.</text:p>
      <text:p text:style-name="Text_20_body">7. Systolic blood pressure &lt; 100 mmHg: The patient's SBP is 112 mmHg, so add 0 points.</text:p>
      <text:p text:style-name="Text_20_body">8. Respiratory rate &gt; 30 breaths per minute: The patient's respiratory rate is 14, so add 0 points.</text:p>
      <text:p text:style-name="Text_20_body">9. Temperature &lt; 36ºC: The patient's temperature is 37.1ºC, so add 0 points.</text:p>
      <text:p text:style-name="Text_20_body">10. Altered mental status: The patient has no altered mental status, so add 0 points.</text:p>
      <text:p text:style-name="Text_20_body">11. Arterial oxyhaemoglobin saturation &lt; 90%: The patient's oxygen saturation is 96%, so add 0 points.</text:p>
      <text:p text:style-name="Text_20_body">Now, summing all points:</text:p>
      <text:p text:style-name="Text_20_body">Total PESI score = 39 + 30 + 10 = 79 points</text:p>
      <text:p text:style-name="Text_20_body"/>
      <text:p text:style-name="Text_20_body">A score of 79 points falls into Class II (low mortality risk).</text:p>
      <text:p text:style-name="P11"/>
      <text:p text:style-name="P11"/>
      <text:p text:style-name="P11"/>
      <text:p text:style-name="P11"/>
      <text:p text:style-name="P11"/>
      <text:p text:style-name="P3"><text:soft-page-break/>sPESI:</text:p>
      <text:p text:style-name="P5">Step-by-step calculation of the sPESI score:</text:p>
      <text:p text:style-name="P1">1. Age &gt; 80 years: The patient is 39 years old, so 0 points.</text:p>
      <text:p text:style-name="Text_20_body">2. Cancer: The patient has a history of cancer (yes), so 1 point.</text:p>
      <text:p text:style-name="Text_20_body">3. Chronic heart failure: The patient has heart failure (yes), so 1 point.</text:p>
      <text:p text:style-name="Text_20_body">4. Chronic pulmonary disease: The patient does not have COPD or chronic cardiopulmonary disease, so 0 points.</text:p>
      <text:p text:style-name="Text_20_body">5. Pulse rate ≥ 110 bpm: The patient's heart rate is 97 bpm, so 0 points.</text:p>
      <text:p text:style-name="Text_20_body">6. Systolic blood pressure &lt; 100 mmHg: The patient's SBP is 112 mmHg, so 0 points.</text:p>
      <text:p text:style-name="Text_20_body">7. Arterial oxyhemoglobin saturation &lt; 90%: The patient's oxygen saturation is 96%, so 0 points.</text:p>
      <text:p text:style-name="Text_20_body"/>
      <text:p text:style-name="Text_20_body">Sum of points = 1 (cancer) + 1 (heart failure) = 2 points.</text:p>
      <text:p text:style-name="Text_20_body"/>
      <text:p text:style-name="Text_20_body">sPESI value: 2 (High)</text:p>
      <text:p text:style-name="P5"/>
      <text:p text:style-name="P3">Risk of Early Mortality:</text:p>
      <text:p text:style-name="P6">Step-by-step reasoning to classify the risk of early mortality for this patient with pulmonary embolism:</text:p>
      <text:p text:style-name="P1">1. **Haemodynamic instability**: </text:p>
      <text:p text:style-name="Text_20_body">- Defined as cardiac arrest, obstructive shock (SBP &lt;90 mmHg or vasopressors needed), or persistent hypotension (SBP &lt;90 mmHg or drop &gt;40 mmHg for &gt;15 min). </text:p>
      <text:p text:style-name="Text_20_body">- Patient’s SBP is 112 mmHg, no signs of hypoperfusion, no altered mental status, no shock. </text:p>
      <text:p text:style-name="Text_20_body">- Therefore, haemodynamic instability is **absent (-)**.</text:p>
      <text:p text:style-name="Text_20_body"/>
      <text:p text:style-name="Text_20_body">2. **Clinical parameters of PE severity and/or comorbidity (PESI and sPESI)**: </text:p>
      <text:p text:style-name="Text_20_body">- PESI value = 79, which corresponds to PESI Class II. </text:p>
      <text:p text:style-name="Text_20_body">- sPESI = 2 (≥1). </text:p>
      <text:p text:style-name="Text_20_body">- According to the table, clinical parameters are considered positive if PESI class III-V or sPESI ≥1. </text:p>
      <text:p text:style-name="Text_20_body">- Here, sPESI is 2, which is ≥1, so clinical parameters are **positive (+)**.</text:p>
      <text:p text:style-name="Text_20_body"/>
      <text:p text:style-name="Text_20_body">3. **RV dysfunction on TTE or CTPA**: </text:p>
      <text:p text:style-name="Text_20_body">- All echocardiography parameters are "Not Available". </text:p>
      <text:p text:style-name="Text_20_body"><text:soft-page-break/>- CTPA parameters are also "Not Available". </text:p>
      <text:p text:style-name="Text_20_body">- Since no imaging data is available, we cannot confirm or exclude RV dysfunction. </text:p>
      <text:p text:style-name="Text_20_body">- For safety and accuracy, we must consider this as **unknown**. </text:p>
      <text:p text:style-name="Text_20_body">- Because the guideline states to be careful when assuming variables, we cannot assume RV dysfunction is negative. </text:p>
      <text:p text:style-name="Text_20_body">- Therefore, RV dysfunction status is **unknown**.</text:p>
      <text:p text:style-name="Text_20_body"/>
      <text:p text:style-name="Text_20_body">4. **Elevated cardiac troponin levels**: </text:p>
      <text:p text:style-name="Text_20_body">- Troponin elevated = yes. </text:p>
      <text:p text:style-name="Text_20_body">- This is a **positive (+)** finding.</text:p>
      <text:p text:style-name="Text_20_body"/>
      <text:p text:style-name="Text_20_body">5. **Additional biomarkers**: </text:p>
      <text:p text:style-name="Text_20_body">- NT-proBNP elevated = yes, which supports cardiac strain but is not directly used in the table for classification beyond troponin.</text:p>
      <text:p text:style-name="Text_20_body"/>
      <text:p text:style-name="Text_20_body">6. **Summary of findings**: </text:p>
      <text:p text:style-name="Text_20_body">- Haemodynamic instability: No (-) </text:p>
      <text:p text:style-name="Text_20_body">- Clinical parameters (PESI/sPESI): Yes (+) </text:p>
      <text:p text:style-name="Text_20_body">- RV dysfunction: Unknown (not available) </text:p>
      <text:p text:style-name="Text_20_body">- Troponin elevated: Yes (+)</text:p>
      <text:p text:style-name="Text_20_body"/>
      <text:p text:style-name="Text_20_body">7. **Classification according to the table**: </text:p>
      <text:p text:style-name="Text_20_body">- High risk requires haemodynamic instability (+) plus clinical parameters (+), RV dysfunction (+), and troponin (+). Not met because haemodynamic instability is absent. </text:p>
      <text:p text:style-name="Text_20_body">- Intermediate-high risk requires haemodynamic instability (-), clinical parameters (+), RV dysfunction (+), and troponin (+). RV dysfunction is unknown, so cannot confirm this category. </text:p>
      <text:p text:style-name="Text_20_body">- Intermediate-low risk requires haemodynamic instability (-), clinical parameters (+), and one or none of RV dysfunction or troponin positive. Here, troponin is positive, RV dysfunction unknown. Since RV dysfunction is unknown, we cannot confirm if one or none is positive. </text:p>
      <text:p text:style-name="Text_20_body">- Low risk requires haemodynamic instability (-), clinical parameters (-), RV dysfunction (-), and troponin (-). Not met.</text:p>
      <text:p text:style-name="Text_20_body"/>
      <text:p text:style-name="Text_20_body">8. **Interpretation of unknown RV dysfunction**: </text:p>
      <text:p text:style-name="Text_20_body"><text:soft-page-break/>- The guideline notes that if RV dysfunction is unknown, and clinical parameters and troponin are positive, the patient should be classified at least as intermediate risk. </text:p>
      <text:p text:style-name="Text_20_body">- Since troponin is positive and sPESI ≥1, but RV dysfunction is unknown, the safest classification is **intermediate risk**. </text:p>
      <text:p text:style-name="Text_20_body">- Because we cannot confirm RV dysfunction, we cannot distinguish between intermediate-high and intermediate-low risk. </text:p>
      <text:p text:style-name="Text_20_body">- However, the presence of elevated troponin and sPESI ≥1 suggests at least intermediate-high risk if RV dysfunction were positive. </text:p>
      <text:p text:style-name="Text_20_body">- Without RV dysfunction data, the conservative approach is to classify as **intermediate-high risk** due to the combination of positive clinical parameters and elevated troponin, assuming RV dysfunction might be present or pending confirmation.</text:p>
      <text:p text:style-name="Text_20_body"/>
      <text:p text:style-name="Text_20_body">Risk of Early Mortality level: Intermediate-high</text:p>
      <text:p text:style-name="P1"/>
      <text:p text:style-name="P3"/>
      <text:p text:style-name="P3">Recommendations:</text:p>
      <text:p text:style-name="P1">- Patient State: </text:p>
      <text:p text:style-name="Text_20_body">39-year-old female patient with a history of cancer and heart failure, presenting with suspected or confirmed pulmonary embolism (PE). Vital signs are stable (SBP 112 mmHg, HR 97 bpm, RR 14/min, SpO2 96%, no hypoperfusion or altered mental status). Laboratory tests show elevated troponin and NT-proBNP, indicating myocardial injury and right ventricular (RV) strain. Renal function is moderately impaired (CrCl 56 mL/min). Echocardiographic and CTPA data regarding RV dysfunction and PE confirmation are not available. Clinical risk scores indicate intermediate-high early mortality risk (PESI Class II but sPESI = 2, high risk).</text:p>
      <text:p text:style-name="Text_20_body"/>
      <text:p text:style-name="Text_20_body">- Diagnosis: </text:p>
      <text:p text:style-name="Text_20_body">The patient is currently classified as intermediate-high risk for PE based on elevated cardiac biomarkers (troponin and NT-proBNP) and clinical risk scores, despite the absence of haemodynamic instability. However, PE confirmation by imaging (CTPA) and assessment of RV dysfunction by echocardiography are not available and are essential for definitive diagnosis and risk stratification.</text:p>
      <text:p text:style-name="Text_20_body"/>
      <text:p text:style-name="Text_20_body">- Recommendations:</text:p>
      <text:p text:style-name="Text_20_body">1. **Diagnostic Workup:**</text:p>
      <text:p text:style-name="Text_20_body">- **Urgently perform computed tomography pulmonary angiography (CTPA)** to confirm the diagnosis of PE and assess clot burden and RV/LV diameter ratio. This is critical given the intermediate-high risk status and elevated biomarkers. </text:p>
      <text:p text:style-name="Text_20_body"><text:soft-page-break/>*Rationale:* According to guidelines (Doc 1, Doc 6), CTPA is the gold standard for PE diagnosis in stable patients with intermediate or high clinical probability.</text:p>
      <text:p text:style-name="Text_20_body">- **Perform transthoracic echocardiography (TTE)** to evaluate for RV dysfunction (e.g., RV dilation, RV/LV ratio &gt;1.0, TAPSE &lt;16 mm, McConnell sign). This will further refine risk stratification and guide management. </text:p>
      <text:p text:style-name="Text_20_body">*Rationale:* RV dysfunction is a key prognostic marker in intermediate-risk PE and influences treatment decisions (Doc 3, Doc 6).</text:p>
      <text:p text:style-name="Text_20_body">2. **Anticoagulation Treatment:**</text:p>
      <text:p text:style-name="Text_20_body">- **Initiate anticoagulation immediately without delay**, even while awaiting imaging confirmation, given the high clinical suspicion and elevated biomarkers indicating myocardial injury. </text:p>
      <text:p text:style-name="Text_20_body">*Preferred agent:* Low-molecular-weight heparin (LMWH) or fondaparinux is recommended over unfractionated heparin (UFH) for initial parenteral anticoagulation. </text:p>
      <text:p text:style-name="Text_20_body">*Dosing example:* Enoxaparin 1 mg/kg subcutaneously every 12 hours (approximately 58 kg → 58 mg BID). </text:p>
      <text:p text:style-name="Text_20_body">*Rationale:* Early anticoagulation reduces mortality and prevents clot propagation (Class I, Level C) (Doc 1).</text:p>
      <text:p text:style-name="Text_20_body">- **Avoid NOACs initially** due to moderate renal impairment (CrCl 56 mL/min is borderline; caution advised especially with dabigatran and edoxaban). Transition to oral anticoagulation can be considered after stabilization and renal function reassessment. </text:p>
      <text:p text:style-name="Text_20_body">*Rationale:* NOACs are preferred in stable patients with normal renal function but require caution in CrCl &lt;60 mL/min (Doc 1).</text:p>
      <text:p text:style-name="Text_20_body">3. **Reperfusion Therapy:**</text:p>
      <text:p text:style-name="Text_20_body">- **Do not initiate systemic thrombolysis at this stage**, as the patient is haemodynamically stable without shock or hypotension, and routine thrombolysis is not recommended in intermediate-high risk PE (Class III, Level B) (Doc 1). </text:p>
      <text:p text:style-name="Text_20_body">- **Monitor closely for signs of haemodynamic deterioration or clinical worsening.** If deterioration occurs, consider rescue thrombolytic therapy or alternative reperfusion strategies (surgical embolectomy or catheter-directed therapy), especially given the patient’s cancer and heart failure comorbidities. </text:p>
      <text:p text:style-name="Text_20_body">*Rationale:* Rescue thrombolysis is indicated only upon haemodynamic deterioration (Class I, Level B) (Doc 1).</text:p>
      <text:p text:style-name="Text_20_body">4. **Supportive Care and Monitoring:**</text:p>
      <text:p text:style-name="Text_20_body">- Hospitalize the patient for close monitoring due to intermediate-high risk status and comorbidities. </text:p>
      <text:p text:style-name="Text_20_body">- Monitor vital signs, oxygenation, renal function, and cardiac biomarkers serially. </text:p>
      <text:p text:style-name="Text_20_body">- Assess for bleeding risk continuously, although no absolute or relative contraindications to anticoagulation or thrombolysis are currently present.</text:p>
      <text:p text:style-name="Text_20_body">5. **Additional Considerations:**</text:p>
      <text:p text:style-name="Text_20_body"><text:soft-page-break/>- Given the history of cancer, consider consultation with oncology and hematology for potential underlying prothrombotic states and long-term anticoagulation planning. </text:p>
      <text:p text:style-name="Text_20_body">- Evaluate for deep vein thrombosis (DVT) with bilateral lower limb venous ultrasound as adjunctive diagnostic information.</text:p>
      <text:p text:style-name="Text_20_body"/>
      <text:p text:style-name="Text_20_body">- Summary: </text:p>
      <text:p text:style-name="Text_20_body">This 39-year-old female patient with cancer and heart failure presents with suspected intermediate-high risk PE, evidenced by elevated troponin and NT-proBNP and high sPESI score, but without haemodynamic instability. Immediate initiation of parenteral anticoagulation with LMWH is strongly recommended while urgently obtaining CTPA and echocardiography to confirm PE and assess RV function. Systemic thrombolysis is not indicated at this stage but should be reserved for clinical deterioration. Hospitalization and close monitoring are essential due to the patient’s risk profile and comorbidities. Renal function and bleeding risk should be carefully monitored to guide anticoagulation management. This approach aligns with current evidence-based guidelines and prioritizes patient safety and optimal outcomes.</text:p>
      <text:p text:style-name="P1"/>
      <text:p text:style-name="P1"/>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font-size="18pt" fo:font-weight="bold" officeooo:rsid="0006382b" style:font-size-asian="18pt" style:font-weight-asian="bold"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21T20:28:31.734000000</meta:creation-date>
    <dc:date>2025-05-22T11:03:49.148000000</dc:date>
    <meta:editing-duration>PT1H22M38S</meta:editing-duration>
    <meta:editing-cycles>4</meta:editing-cycles>
    <meta:generator>LibreOffice/7.6.2.1$Windows_X86_64 LibreOffice_project/56f7684011345957bbf33a7ee678afaf4d2ba333</meta:generator>
    <meta:document-statistic meta:table-count="0" meta:image-count="0" meta:object-count="0" meta:page-count="6" meta:paragraph-count="101" meta:word-count="1545" meta:character-count="10349" meta:non-whitespace-character-count="8860"/>
  </office:meta>
</office:document-meta>
</file>